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65cm" fo:padding-top="0.139cm" fo:padding-bottom="0.139cm" fo:padding-left="0.264cm" fo:padding-right="0.264cm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422cm" fo:padding-top="0.139cm" fo:padding-bottom="0.139cm" fo:padding-left="0.264cm" fo:padding-right="0.264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6.598cm" fo:min-width="15.3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1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598cm" fo:min-width="1.5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7cm" fo:min-width="1.34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1.348cm" fo:padding-top="0.151cm" fo:padding-bottom="0.151cm" fo:padding-left="0.276cm" fo:padding-right="0.276cm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measure" style:list-style-name="L1">
      <style:graphic-properties draw:textarea-vertical-align="middle" draw:line-distance="0.7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7.698cm" fo:min-width="14.7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3.048cm" fo:padding-top="0.151cm" fo:padding-bottom="0.151cm" fo:padding-left="0.276cm" fo:padding-right="0.276cm"/>
    </style:style>
    <style:style style:name="gr12" style:family="graphic" style:parent-style-name="measure" style:list-style-name="L1">
      <style:graphic-properties draw:textarea-vertical-align="middle" draw:line-distance="0.5cm"/>
    </style:style>
    <style:style style:name="gr13" style:family="graphic" style:parent-style-name="standard">
      <style:graphic-properties draw:stroke="none" svg:stroke-color="#000000" draw:fill="none" draw:fill-color="#ffffff" fo:min-height="2.15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398cm" fo:min-width="1.248cm" fo:padding-top="0.151cm" fo:padding-bottom="0.151cm" fo:padding-left="0.276cm" fo:padding-right="0.27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0.99cm" svg:x="1cm" svg:y="1.072cm">
          <draw:text-box>
            <text:p text:style-name="P1"><text:span text:style-name="T1">Mo</text:span><text:span text:style-name="T1">nta</text:span><text:span text:style-name="T1">nt </text:span><text:span text:style-name="T1">prin</text:span><text:span text:style-name="T1">cipa</text:span><text:span text:style-name="T1">l – </text:span><text:span text:style-name="T1">Eta</text:span><text:span text:style-name="T1">ge 1 </text:span><text:span text:style-name="T1">/ 3 </text:span></text:p>
          </draw:text-box>
        </draw:frame>
        <draw:frame draw:style-name="gr2" draw:text-style-name="P4" draw:layer="layout" svg:width="19cm" svg:height="0.867cm" svg:x="1cm" svg:y="2.1cm">
          <draw:text-box>
            <text:p text:style-name="P3"><text:span text:style-name="T2">Quan</text:span><text:span text:style-name="T2">tité : </text:span><text:span text:style-name="T3">2</text:span><text:span text:style-name="T2"><text:tab/></text:span><text:span text:style-name="T2"><text:tab/></text:span><text:span text:style-name="T2"><text:tab/></text:span><text:span text:style-name="T2">Maté</text:span><text:span text:style-name="T2">riaux </text:span><text:span text:style-name="T2">: bois</text:span><text:span text:style-name="T2"><text:tab/></text:span><text:span text:style-name="T2"><text:tab/></text:span><text:span text:style-name="T2"><text:tab/></text:span><text:span text:style-name="T2">Epais</text:span><text:span text:style-name="T2">seur </text:span><text:span text:style-name="T2">: ? </text:span></text:p>
          </draw:text-box>
        </draw:frame>
        <draw:custom-shape draw:style-name="gr3" draw:text-style-name="P5" draw:layer="layout" svg:width="15.9cm" svg:height="6.9cm" svg:x="1.9cm" svg:y="4.2cm"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4.8cm" svg:x="3.9cm" svg:y="5.3cm">
          <text:p text:style-name="P8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4.9cm" svg:x="13.9cm" svg:y="5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899cm" svg:height="4.8cm" draw:transform="skewX (-0.00628318530717958) rotate (-0.00628318530718033) translate (10.9cm 5.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cm" svg:height="4.8cm" svg:x="7.1cm" svg:y="5.3cm">
          <text:p/>
          <draw:enhanced-geometry svg:viewBox="0 0 21600 21600" draw:type="rectangle" draw:enhanced-path="M 0 0 L 21600 0 21600 21600 0 21600 0 0 Z N"/>
        </draw:custom-shape>
        <draw:measure draw:style-name="gr8" draw:text-style-name="P8" draw:layer="measurelines" svg:x1="3.9cm" svg:y1="8.1cm" svg:x2="5.9cm" svg:y2="8.1cm">
          <text:p text:style-name="P7"><text:measure text:kind="gap"/>50</text:p>
        </draw:measure>
        <draw:measure draw:style-name="gr8" draw:text-style-name="P8" draw:layer="measurelines" svg:x1="5.9cm" svg:y1="9.9cm" svg:x2="7.1cm" svg:y2="9.9cm">
          <text:p text:style-name="P7">30</text:p>
        </draw:measure>
        <draw:measure draw:style-name="gr8" draw:text-style-name="P8" draw:layer="measurelines" svg:x1="12.801cm" svg:y1="9.9cm" svg:x2="13.901cm" svg:y2="9.9cm">
          <text:p text:style-name="P7">30</text:p>
        </draw:measure>
        <draw:measure draw:style-name="gr8" draw:text-style-name="P8" draw:layer="measurelines" svg:x1="8.999cm" svg:y1="9.9cm" svg:x2="10.899cm" svg:y2="9.9cm">
          <text:p text:style-name="P7">60</text:p>
        </draw:measure>
        <draw:measure draw:style-name="gr8" draw:text-style-name="P8" draw:layer="measurelines" svg:x1="1.9cm" svg:y1="9.9cm" svg:x2="3.9cm" svg:y2="9.9cm">
          <text:p text:style-name="P7">50</text:p>
        </draw:measure>
        <draw:measure draw:style-name="gr8" draw:text-style-name="P8" draw:layer="measurelines" svg:x1="15.999cm" svg:y1="9.9cm" svg:x2="17.799cm" svg:y2="9.9cm">
          <text:p text:style-name="P7">50</text:p>
        </draw:measure>
        <draw:measure draw:style-name="gr8" draw:text-style-name="P8" draw:layer="measurelines" svg:x1="1.9cm" svg:y1="12.7cm" svg:x2="17.8cm" svg:y2="12.7cm">
          <text:p text:style-name="P7">400<text:measure text:kind="gap"/></text:p>
        </draw:measure>
        <draw:measure draw:style-name="gr8" draw:text-style-name="P8" draw:layer="measurelines" svg:x1="18.3cm" svg:y1="4.3cm" svg:x2="18.3cm" svg:y2="11.1cm">
          <text:p text:style-name="P7">280</text:p>
        </draw:measure>
        <draw:measure draw:style-name="gr8" draw:text-style-name="P8" draw:layer="measurelines" svg:x1="7.1cm" svg:y1="8cm" svg:x2="9cm" svg:y2="8cm">
          <text:p text:style-name="P7">40<text:measure text:kind="gap"/></text:p>
        </draw:measure>
        <draw:measure draw:style-name="gr8" draw:text-style-name="P8" draw:layer="measurelines" svg:x1="10.9cm" svg:y1="7.9cm" svg:x2="12.8cm" svg:y2="7.9cm">
          <text:p text:style-name="P7">40</text:p>
        </draw:measure>
        <draw:measure draw:style-name="gr8" draw:text-style-name="P8" draw:layer="measurelines" svg:x1="13.9cm" svg:y1="7.9cm" svg:x2="16cm" svg:y2="7.9cm">
          <text:p text:style-name="P7">50</text:p>
          <text:p text:style-name="P7"/>
        </draw:measure>
        <draw:measure draw:style-name="gr8" draw:text-style-name="P8" draw:layer="measurelines" svg:x1="4.6cm" svg:y1="4.2cm" svg:x2="4.6cm" svg:y2="5.3cm">
          <text:p text:style-name="P7">50<text:measure text:kind="gap"/></text:p>
        </draw:measure>
        <draw:measure draw:style-name="gr9" draw:text-style-name="P7" draw:layer="measurelines" svg:x1="4.4cm" svg:y1="10.099cm" svg:x2="4.4cm" svg:y2="11.099cm">
          <text:p text:style-name="P7"><text:measure text:kind="gap"/>50</text:p>
        </draw:measure>
        <draw:frame draw:style-name="gr2" draw:text-style-name="P4" draw:layer="layout" svg:width="19cm" svg:height="0.867cm" svg:x="1cm" svg:y="16.033cm">
          <draw:text-box>
            <text:p text:style-name="P3"><text:span text:style-name="T2">Quan</text:span><text:span text:style-name="T2">tité : </text:span><text:span text:style-name="T3">2</text:span><text:span text:style-name="T2"><text:tab/></text:span><text:span text:style-name="T2"><text:tab/></text:span><text:span text:style-name="T2"><text:tab/></text:span><text:span text:style-name="T2">Maté</text:span><text:span text:style-name="T2">riaux </text:span><text:span text:style-name="T2">: bois</text:span><text:span text:style-name="T2"><text:tab/></text:span><text:span text:style-name="T2"><text:tab/></text:span><text:span text:style-name="T2"><text:tab/></text:span><text:span text:style-name="T2">Epais</text:span><text:span text:style-name="T2">seur </text:span><text:span text:style-name="T2">: ? </text:span></text:p>
          </draw:text-box>
        </draw:frame>
        <draw:frame draw:style-name="gr1" draw:text-style-name="P2" draw:layer="layout" svg:width="19cm" svg:height="0.99cm" svg:x="1cm" svg:y="15.01cm">
          <draw:text-box>
            <text:p text:style-name="P1"><text:span text:style-name="T1">Mo</text:span><text:span text:style-name="T1">nta</text:span><text:span text:style-name="T1">nt </text:span><text:span text:style-name="T1">sec</text:span><text:span text:style-name="T1">ond</text:span><text:span text:style-name="T1">aire </text:span><text:span text:style-name="T1">– </text:span><text:span text:style-name="T1">Eta</text:span><text:span text:style-name="T1">ge 1 </text:span><text:span text:style-name="T1">/ 3 </text:span></text:p>
          </draw:text-box>
        </draw:frame>
        <draw:custom-shape draw:style-name="gr10" draw:text-style-name="P5" draw:layer="layout" svg:width="15.3cm" svg:height="8cm" svg:x="2.4cm" svg:y="17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6cm" svg:height="5.3cm" svg:x="11.8cm" svg:y="1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6cm" svg:height="5.3cm" svg:x="4.7cm" svg:y="19.3cm">
          <text:p/>
          <draw:enhanced-geometry svg:viewBox="0 0 21600 21600" draw:type="rectangle" draw:enhanced-path="M 0 0 L 21600 0 21600 21600 0 21600 0 0 Z N"/>
        </draw:custom-shape>
        <draw:measure draw:style-name="gr8" draw:text-style-name="P8" draw:layer="measurelines" svg:x1="2.4cm" svg:y1="27.9cm" svg:x2="17.7cm" svg:y2="27.9cm">
          <text:p text:style-name="P7">200</text:p>
          <text:p text:style-name="P7"/>
        </draw:measure>
        <draw:measure draw:style-name="gr8" draw:text-style-name="P8" draw:layer="measurelines" svg:x1="18.2cm" svg:y1="18cm" svg:x2="18.2cm" svg:y2="26.2cm">
          <text:p text:style-name="P7">280</text:p>
        </draw:measure>
        <draw:measure draw:style-name="gr12" draw:text-style-name="P7" draw:layer="measurelines" svg:x1="15.4cm" svg:y1="22.6cm" svg:x2="17.7cm" svg:y2="22.6cm">
          <text:p text:style-name="P7">40<text:measure text:kind="gap"/></text:p>
        </draw:measure>
        <draw:measure draw:style-name="gr8" draw:text-style-name="P8" draw:layer="measurelines" svg:x1="2.4cm" svg:y1="22.9cm" svg:x2="4.7cm" svg:y2="22.9cm">
          <text:p text:style-name="P7">40</text:p>
        </draw:measure>
        <draw:measure draw:style-name="gr8" draw:text-style-name="P8" draw:layer="measurelines" svg:x1="8.3cm" svg:y1="22.8cm" svg:x2="11.8cm" svg:y2="22.8cm">
          <text:p text:style-name="P7">50</text:p>
        </draw:measure>
        <draw:measure draw:style-name="gr8" draw:text-style-name="P8" draw:layer="measurelines" svg:x1="4.7cm" svg:y1="23.8cm" svg:x2="8.3cm" svg:y2="23.8cm">
          <text:p text:style-name="P7">35<text:measure text:kind="gap"/></text:p>
        </draw:measure>
        <draw:measure draw:style-name="gr8" draw:text-style-name="P8" draw:layer="measurelines" svg:x1="11.8cm" svg:y1="23.9cm" svg:x2="15.4cm" svg:y2="23.9cm">
          <text:p text:style-name="P7">35</text:p>
        </draw:measure>
        <draw:measure draw:style-name="gr8" draw:text-style-name="P8" draw:layer="measurelines" svg:x1="6cm" svg:y1="17.9cm" svg:x2="6cm" svg:y2="19.3cm">
          <text:p text:style-name="P7">40</text:p>
        </draw:measure>
        <draw:measure draw:style-name="gr8" draw:text-style-name="P8" draw:layer="measurelines" svg:x1="5.9cm" svg:y1="24.6cm" svg:x2="5.9cm" svg:y2="25.9cm">
          <text:p text:style-name="P7">40</text:p>
        </draw:measure>
      </draw:page>
      <draw:page draw:name="page2" draw:style-name="dp1" draw:master-page-name="Default">
        <draw:frame draw:style-name="gr1" draw:text-style-name="P2" draw:layer="layout" svg:width="19cm" svg:height="0.99cm" svg:x="1cm" svg:y="1.01cm">
          <draw:text-box>
            <text:p text:style-name="P1"><text:span text:style-name="T1">Mo</text:span><text:span text:style-name="T1">nta</text:span><text:span text:style-name="T1">nt </text:span><text:span text:style-name="T1">prin</text:span><text:span text:style-name="T1">cipa</text:span><text:span text:style-name="T1">l – </text:span><text:span text:style-name="T1">Eta</text:span><text:span text:style-name="T1">ge 2 </text:span><text:span text:style-name="T1">/ 3 </text:span></text:p>
          </draw:text-box>
        </draw:frame>
        <draw:frame draw:style-name="gr2" draw:text-style-name="P4" draw:layer="layout" svg:width="19cm" svg:height="0.867cm" svg:x="1cm" svg:y="1.955cm">
          <draw:text-box>
            <text:p text:style-name="P3"><text:span text:style-name="T2">Quan</text:span><text:span text:style-name="T2">tité : </text:span><text:span text:style-name="T3">2</text:span><text:span text:style-name="T2"><text:tab/></text:span><text:span text:style-name="T2"><text:tab/></text:span><text:span text:style-name="T2"><text:tab/></text:span><text:span text:style-name="T2">Maté</text:span><text:span text:style-name="T2">riaux </text:span><text:span text:style-name="T2">: bois</text:span><text:span text:style-name="T2"><text:tab/></text:span><text:span text:style-name="T2"><text:tab/></text:span><text:span text:style-name="T2"><text:tab/></text:span><text:span text:style-name="T2">Epais</text:span><text:span text:style-name="T2">seur </text:span><text:span text:style-name="T2">: ? </text:span></text:p>
          </draw:text-box>
        </draw:frame>
        <draw:custom-shape draw:style-name="gr3" draw:text-style-name="P5" draw:layer="layout" svg:width="15.9cm" svg:height="6.9cm" svg:x="1.9cm" svg:y="4.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7.9cm" svg:height="2.4cm" svg:x="6cm" svg:y="19.6cm">
          <draw:text-box>
            <text:p>Pas encore fini</text:p>
          </draw:text-box>
        </draw:frame>
        <draw:measure draw:style-name="gr8" draw:text-style-name="P8" draw:layer="measurelines" svg:x1="1.9cm" svg:y1="12.8cm" svg:x2="17.8cm" svg:y2="12.8cm">
          <text:p text:style-name="P7">390</text:p>
        </draw:measure>
        <draw:measure draw:style-name="gr8" draw:text-style-name="P8" draw:layer="measurelines" svg:x1="18.1cm" svg:y1="4.2cm" svg:x2="18.1cm" svg:y2="11.1cm">
          <text:p text:style-name="P7">260</text:p>
        </draw:measure>
        <draw:custom-shape draw:style-name="gr14" draw:text-style-name="P6" draw:layer="layout" svg:width="1.8cm" svg:height="4.7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cm" svg:height="4.7cm" svg:x="14.4cm" svg:y="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cm" svg:height="4.7cm" svg:x="11cm" svg:y="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cm" svg:height="4.7cm" svg:x="6.9cm" svg:y="5.4cm">
          <text:p/>
          <draw:enhanced-geometry svg:viewBox="0 0 21600 21600" draw:type="rectangle" draw:enhanced-path="M 0 0 L 21600 0 21600 21600 0 21600 0 0 Z N"/>
        </draw:custom-shape>
        <draw:measure draw:style-name="gr8" draw:text-style-name="P8" draw:layer="measurelines" svg:x1="8.7cm" svg:y1="8.4cm" svg:x2="11cm" svg:y2="8.4cm">
          <text:p text:style-name="P7">60</text:p>
        </draw:measure>
        <draw:measure draw:style-name="gr8" draw:text-style-name="P8" draw:layer="measurelines" svg:x1="12.8cm" svg:y1="8.4cm" svg:x2="14.4cm" svg:y2="8.4cm">
          <text:p text:style-name="P7">30</text:p>
        </draw:measure>
        <draw:measure draw:style-name="gr8" draw:text-style-name="P8" draw:layer="measurelines" svg:x1="5.3cm" svg:y1="8.2cm" svg:x2="6.9cm" svg:y2="8.2cm">
          <text:p text:style-name="P7">30<text:measure text:kind="gap"/></text:p>
        </draw:measure>
        <draw:measure draw:style-name="gr8" draw:text-style-name="P8" draw:layer="measurelines" svg:x1="1.9cm" svg:y1="8.6cm" svg:x2="3.5cm" svg:y2="8.6cm">
          <text:p text:style-name="P7">40<text:measure text:kind="gap"/></text:p>
        </draw:measure>
        <draw:measure draw:style-name="gr8" draw:text-style-name="P8" draw:layer="measurelines" svg:x1="16.2cm" svg:y1="7.9cm" svg:x2="17.8cm" svg:y2="7.9cm">
          <text:p text:style-name="P7">40</text:p>
        </draw:measure>
        <draw:measure draw:style-name="gr8" draw:text-style-name="P8" draw:layer="measurelines" svg:x1="3.5cm" svg:y1="9.6cm" svg:x2="5.3cm" svg:y2="9.6cm">
          <text:p text:style-name="P7">55</text:p>
        </draw:measure>
        <draw:measure draw:style-name="gr8" draw:text-style-name="P8" draw:layer="measurelines" svg:x1="14.4cm" svg:y1="9.7cm" svg:x2="16.2cm" svg:y2="9.7cm">
          <text:p text:style-name="P7">55</text:p>
        </draw:measure>
        <draw:measure draw:style-name="gr8" draw:text-style-name="P8" draw:layer="measurelines" svg:x1="6.9cm" svg:y1="9.9cm" svg:x2="8.7cm" svg:y2="9.9cm">
          <text:p text:style-name="P7">40<text:measure text:kind="gap"/></text:p>
        </draw:measure>
        <draw:measure draw:style-name="gr8" draw:text-style-name="P8" draw:layer="measurelines" svg:x1="11cm" svg:y1="9.7cm" svg:x2="12.8cm" svg:y2="9.7cm">
          <text:p text:style-name="P7">40<text:measure text:kind="gap"/></text:p>
        </draw:measure>
        <draw:measure draw:style-name="gr8" draw:text-style-name="P8" draw:layer="measurelines" svg:x1="4.4cm" svg:y1="4.2cm" svg:x2="4.4cm" svg:y2="5.4cm">
          <text:p text:style-name="P7">40</text:p>
        </draw:measure>
        <draw:measure draw:style-name="gr8" draw:text-style-name="P8" draw:layer="measurelines" svg:x1="4.2cm" svg:y1="10.1cm" svg:x2="4.2cm" svg:y2="11.1cm">
          <text:p text:style-name="P7">40</text:p>
        </draw:measure>
        <draw:frame draw:style-name="gr1" draw:text-style-name="P2" draw:layer="layout" svg:width="19cm" svg:height="0.99cm" svg:x="1cm" svg:y="14.6cm">
          <draw:text-box>
            <text:p text:style-name="P1"><text:span text:style-name="T1">M</text:span><text:span text:style-name="T1">o</text:span><text:span text:style-name="T1">n</text:span><text:span text:style-name="T1">t</text:span><text:span text:style-name="T1">a</text:span><text:span text:style-name="T1">n</text:span><text:span text:style-name="T1">t </text:span><text:span text:style-name="T1">s</text:span><text:span text:style-name="T1">e</text:span><text:span text:style-name="T1">c</text:span><text:span text:style-name="T1">o</text:span><text:span text:style-name="T1">n</text:span><text:span text:style-name="T1">d</text:span><text:span text:style-name="T1">a</text:span><text:span text:style-name="T1">ir</text:span><text:span text:style-name="T1">e </text:span><text:span text:style-name="T1">– </text:span><text:span text:style-name="T1">E</text:span><text:span text:style-name="T1">t</text:span><text:span text:style-name="T1">a</text:span><text:span text:style-name="T1">g</text:span><text:span text:style-name="T1">e </text:span><text:span text:style-name="T1">2 </text:span><text:span text:style-name="T1">/ </text:span><text:span text:style-name="T1">3 </text:span></text:p>
          </draw:text-box>
        </draw:frame>
        <draw:frame draw:style-name="gr2" draw:text-style-name="P4" draw:layer="layout" svg:width="19cm" svg:height="0.867cm" svg:x="1cm" svg:y="15.6cm">
          <draw:text-box>
            <text:p text:style-name="P3"><text:span text:style-name="T2">Quantité : </text:span><text:span text:style-name="T3">2</text:span><text:span text:style-name="T2"><text:tab/></text:span><text:span text:style-name="T2"><text:tab/></text:span><text:span text:style-name="T2"><text:tab/></text:span><text:span text:style-name="T2">Matériaux : bois</text:span><text:span text:style-name="T2"><text:tab/></text:span><text:span text:style-name="T2"><text:tab/></text:span><text:span text:style-name="T2"><text:tab/></text:span><text:span text:style-name="T2">Epaisseur : ?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20:18:47.753662772</meta:creation-date>
    <dc:date>2019-12-14T21:36:29.395050422</dc:date>
    <meta:editing-duration>PT3M53S</meta:editing-duration>
    <meta:editing-cycles>2</meta:editing-cycles>
    <meta:generator>LibreOffice/5.1.6.2$Linux_X86_64 LibreOffice_project/10m0$Build-2</meta:generator>
    <meta:document-statistic meta:object-count="57"/>
  </office:meta>
</office:document-meta>
</file>